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1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ASELINE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-process /mnt/c/Users/Marco/Downloads/EXPERIMENT_LOGS/EXPERIMENT_LOGS/log_all/baseline2/20230818_baseline2_USA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log_all/baseline2/20230818_baseline2_USA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log_all/baseline2/20230818_baseline2_USA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USA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5:59:38.838781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SENT (Producer)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8595" calcext:value-type="float">
            <text:p>8595</text:p>
          </table:table-cell>
          <table:table-cell table:formula="of:=[.$B$8]" office:value-type="float" office:value="8595" calcext:value-type="float">
            <text:p>8595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210" calcext:value-type="float">
            <text:p>4210</text:p>
          </table:table-cell>
          <table:table-cell table:formula="of:=[.$B$50]" office:value-type="float" office:value="4210" calcext:value-type="float">
            <text:p>4210</text:p>
          </table:table-cell>
          <table:table-cell table:style-name="ce2" table:formula="of:=([.C11]-[.B11])/[.B1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77" calcext:value-type="float">
            <text:p>2277</text:p>
          </table:table-cell>
          <table:table-cell table:formula="of:=[.$B$22]" office:value-type="float" office:value="2276" calcext:value-type="float">
            <text:p>2276</text:p>
          </table:table-cell>
          <table:table-cell table:style-name="ce2" table:formula="of:=([.C12]-[.B12])/[.B12]" office:value-type="percentage" office:value="-0.000439174352217831" calcext:value-type="percentage">
            <text:p>-0.04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3399" calcext:value-type="float">
            <text:p>3399</text:p>
          </table:table-cell>
          <table:table-cell table:formula="of:=[.$B$64]" office:value-type="float" office:value="4271" calcext:value-type="float">
            <text:p>4271</text:p>
          </table:table-cell>
          <table:table-cell table:style-name="ce3" table:formula="of:=([.C13]-[.B13])/[.B13]" office:value-type="percentage" office:value="0.25654604295381" calcext:value-type="percentage">
            <text:p>25.65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table:style-name="ce1" table:formula="of:=4559/2" office:value-type="float" office:value="2279.5" calcext:value-type="float">
            <text:p>2279.5</text:p>
          </table:table-cell>
          <table:table-cell table:formula="of:=[.$B$36]" office:value-type="float" office:value="2280" calcext:value-type="float">
            <text:p>2280</text:p>
          </table:table-cell>
          <table:table-cell table:style-name="ce3" table:formula="of:=([.C14]-[.B14])/[.B14]" office:value-type="percentage" office:value="0.000219346347883308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log_all/baseline2/20230818_baseline2_nor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log_all/baseline2/20230818_baseline2_nor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log_all/baseline2/20230818_baseline2_nor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NOR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5:59:40.439508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76" calcext:value-type="float">
            <text:p>2276</text:p>
          </table:table-cell>
          <table:table-cell table:formula="of:=[.$B$22]"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210" calcext:value-type="float">
            <text:p>4210</text:p>
          </table:table-cell>
          <table:table-cell table:formula="of:=[.$B$50]" office:value-type="float" office:value="4210" calcext:value-type="float">
            <text:p>4210</text:p>
          </table:table-cell>
          <table:table-cell table:style-name="ce2" table:formula="of:=([.C25]-[.B25])/[.B2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271" calcext:value-type="float">
            <text:p>4271</text:p>
          </table:table-cell>
          <table:table-cell table:formula="of:=[.$B$64]" office:value-type="float" office:value="4271" calcext:value-type="float">
            <text:p>4271</text:p>
          </table:table-cell>
          <table:table-cell table:style-name="ce2" table:formula="of:=([.C26]-[.B26])/[.B2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68" calcext:value-type="float">
            <text:p>2268</text:p>
          </table:table-cell>
          <table:table-cell table:formula="of:=[.$B$36]" office:value-type="float" office:value="2280" calcext:value-type="float">
            <text:p>2280</text:p>
          </table:table-cell>
          <table:table-cell table:style-name="ce2" table:formula="of:=([.C27]-[.B27])/[.B27]" office:value-type="percentage" office:value="0.00529100529100529" calcext:value-type="percentage">
            <text:p>0.53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8595" calcext:value-type="float">
            <text:p>8595</text:p>
          </table:table-cell>
          <table:table-cell table:formula="of:=[.$B$8]" office:value-type="float" office:value="8595" calcext:value-type="float">
            <text:p>8595</text:p>
          </table:table-cell>
          <table:table-cell table:style-name="ce2" table:formula="of:=([.C28]-[.B28])/[.B2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log_all/baseline2/20230818_baseline2_prt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log_all/baseline2/20230818_baseline2_prt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log_all/baseline2/20230818_baseline2_prt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PARTICLE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5:59:38.755389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80" calcext:value-type="float">
            <text:p>2280</text:p>
          </table:table-cell>
          <table:table-cell table:formula="of:=[.$B$36]" office:value-type="float" office:value="2280" calcext:value-type="float">
            <text:p>228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210" calcext:value-type="float">
            <text:p>4210</text:p>
          </table:table-cell>
          <table:table-cell table:formula="of:=[.$B$50]" office:value-type="float" office:value="4210" calcext:value-type="float">
            <text:p>4210</text:p>
          </table:table-cell>
          <table:table-cell table:style-name="ce2" table:formula="of:=([.C39]-[.B39])/[.B3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77" calcext:value-type="float">
            <text:p>2277</text:p>
          </table:table-cell>
          <table:table-cell table:formula="of:=[.$B$22]" office:value-type="float" office:value="2276" calcext:value-type="float">
            <text:p>2276</text:p>
          </table:table-cell>
          <table:table-cell table:style-name="ce2" table:formula="of:=([.C40]-[.B40])/[.B40]" office:value-type="percentage" office:value="-0.000439174352217831" calcext:value-type="percentage">
            <text:p>-0.04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271" calcext:value-type="float">
            <text:p>4271</text:p>
          </table:table-cell>
          <table:table-cell table:formula="of:=[.$B$64]" office:value-type="float" office:value="4271" calcext:value-type="float">
            <text:p>4271</text:p>
          </table:table-cell>
          <table:table-cell table:style-name="ce2" table:formula="of:=([.C41]-[.B41])/[.B4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8595" calcext:value-type="float">
            <text:p>8595</text:p>
          </table:table-cell>
          <table:table-cell table:formula="of:=[.$B$8]" office:value-type="float" office:value="8595" calcext:value-type="float">
            <text:p>8595</text:p>
          </table:table-cell>
          <table:table-cell table:style-name="ce2" table:formula="of:=([.C42]-[.B42])/[.B4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log_all/baseline2/logrun_deu_baseline_02_fri_18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log_all/baseline2/logrun_deu_baseline_02_fri_18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log_all/baseline2/logrun_deu_baseline_02_fri_18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FKIE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5:59:47.811434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210" calcext:value-type="float">
            <text:p>4210</text:p>
          </table:table-cell>
          <table:table-cell table:formula="of:=[.$B$50]" office:value-type="float" office:value="4210" calcext:value-type="float">
            <text:p>421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59" calcext:value-type="float">
            <text:p>2259</text:p>
          </table:table-cell>
          <table:table-cell table:formula="of:=[.$B$22]" office:value-type="float" office:value="2276" calcext:value-type="float">
            <text:p>2276</text:p>
          </table:table-cell>
          <table:table-cell table:style-name="ce2" table:formula="of:=([.C53]-[.B53])/[.B53]" office:value-type="percentage" office:value="0.00752545374059318" calcext:value-type="percentage">
            <text:p>0.75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271" calcext:value-type="float">
            <text:p>4271</text:p>
          </table:table-cell>
          <table:table-cell table:formula="of:=[.$B$64]" office:value-type="float" office:value="4271" calcext:value-type="float">
            <text:p>4271</text:p>
          </table:table-cell>
          <table:table-cell table:style-name="ce2" table:formula="of:=([.C54]-[.B54])/[.B5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66" calcext:value-type="float">
            <text:p>2266</text:p>
          </table:table-cell>
          <table:table-cell table:formula="of:=[.$B$36]" office:value-type="float" office:value="2280" calcext:value-type="float">
            <text:p>2280</text:p>
          </table:table-cell>
          <table:table-cell table:style-name="ce2" table:formula="of:=([.C55]-[.B55])/[.B55]" office:value-type="percentage" office:value="0.00617828773168579" calcext:value-type="percentage">
            <text:p>0.62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8487" calcext:value-type="float">
            <text:p>8487</text:p>
          </table:table-cell>
          <table:table-cell table:formula="of:=[.$B$8]" office:value-type="float" office:value="8595" calcext:value-type="float">
            <text:p>8595</text:p>
          </table:table-cell>
          <table:table-cell table:style-name="ce2" table:formula="of:=([.C56]-[.B56])/[.B56]" office:value-type="percentage" office:value="0.0127253446447508" calcext:value-type="percentage">
            <text:p>1.27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log_all/baseline2/logrun_pol_baseline_02_fri_18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log_all/baseline2/logrun_pol_baseline_02_fri_18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log_all/baseline2/logrun_pol_baseline_02_fri_18.log_dummyto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POL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5:59:50.416696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271" calcext:value-type="float">
            <text:p>4271</text:p>
          </table:table-cell>
          <table:table-cell table:formula="of:=[.$B$64]" office:value-type="float" office:value="4271" calcext:value-type="float">
            <text:p>4271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210" calcext:value-type="float">
            <text:p>4210</text:p>
          </table:table-cell>
          <table:table-cell table:formula="of:=[.$B$50]" office:value-type="float" office:value="4210" calcext:value-type="float">
            <text:p>4210</text:p>
          </table:table-cell>
          <table:table-cell table:style-name="ce2" table:formula="of:=([.C67]-[.B67])/[.B6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50" calcext:value-type="float">
            <text:p>2250</text:p>
          </table:table-cell>
          <table:table-cell table:formula="of:=[.$B$22]" office:value-type="float" office:value="2276" calcext:value-type="float">
            <text:p>2276</text:p>
          </table:table-cell>
          <table:table-cell table:style-name="ce2" table:formula="of:=([.C68]-[.B68])/[.B68]" office:value-type="percentage" office:value="0.0115555555555556" calcext:value-type="percentage">
            <text:p>1.16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62" calcext:value-type="float">
            <text:p>2262</text:p>
          </table:table-cell>
          <table:table-cell table:formula="of:=[.$B$36]" office:value-type="float" office:value="2280" calcext:value-type="float">
            <text:p>2280</text:p>
          </table:table-cell>
          <table:table-cell table:style-name="ce2" table:formula="of:=([.C69]-[.B69])/[.B69]" office:value-type="percentage" office:value="0.00795755968169761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8480" calcext:value-type="float">
            <text:p>8480</text:p>
          </table:table-cell>
          <table:table-cell table:formula="of:=[.$B$8]" office:value-type="float" office:value="8595" calcext:value-type="float">
            <text:p>8595</text:p>
          </table:table-cell>
          <table:table-cell table:style-name="ce2" table:formula="of:=([.C70]-[.B70])/[.B70]" office:value-type="percentage" office:value="0.013561320754717" calcext:value-type="percentage">
            <text:p>1.3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09:31:23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5T12:33:48.176000000</dc:date>
    <meta:editing-duration>PT3H6M13S</meta:editing-duration>
    <meta:editing-cycles>3</meta:editing-cycles>
    <meta:generator>LibreOffice/7.1.2.2$Windows_X86_64 LibreOffice_project/8a45595d069ef5570103caea1b71cc9d82b2aae4</meta:generator>
    <meta:document-statistic meta:table-count="1" meta:cell-count="142" meta:object-count="0"/>
  </office:meta>
</office:document-meta>
</file>